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fo:padding="0cm" fo:border-left="none" fo:border-right="none" fo:border-top="none" fo:border-bottom="0.002cm solid #000000" style:shadow="none"/>
      <style:text-properties fo:font-weight="bold" style:font-weight-asian="bold" style:font-weight-complex="bold"/>
    </style:style>
    <style:style style:name="P11" style:family="paragraph" style:parent-style-name="Standard">
      <style:paragraph-properties fo:text-align="justify" style:justify-single-word="false" fo:padding="0cm" fo:border-left="none" fo:border-right="none" fo:border-top="none" fo:border-bottom="0.002cm solid #000000" style:shadow="none"/>
      <style:text-properties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fo:padding="0cm" fo:border-left="none" fo:border-right="none" fo:border-top="none" fo:border-bottom="0.002cm solid #000000" style:shadow="non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1">
      <style:paragraph-properties fo:text-align="justify" style:justify-single-word="false"/>
    </style:style>
    <style:style style:name="P1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9"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liance Project Database</text:p>
      <text:p text:style-name="P4">Technical Specification</text:p>
      <text:p text:style-name="P4"/>
      <text:p text:style-name="P4">Third revision</text:p>
      <text:p text:style-name="P4">Author: Marco Ridoni, Lunaria (marco.ridoni@virgilio.it)</text:p>
      <text:p text:style-name="P4">Date: Feb. 12, 2009</text:p>
      <text:p text:style-name="P4"/>
      <text:p text:style-name="P4">For your consideration. <text:span text:style-name="T2">Please see the list of changes with regard to the first draft (last page)</text:span></text:p>
      <text:p text:style-name="Standard"/>
      <text:p text:style-name="P1">Introduction</text:p>
      <text:p text:style-name="P5">This specification aims at defining a standard format for project (workcamp) data interchange among Alliance member and partner organizations. </text:p>
      <text:p text:style-name="P5">Some key points are:</text:p>
      <text:list text:style-name="L1">
        <text:list-item>
          <text:p text:style-name="P13">Interoperability: the format chosen shall not be linked, or make assumptions of any kind, about the underlying database system or data management workflow. Only informations relevant to partners and members, or of general interest, should be considered for inclusion.</text:p>
        </text:list-item>
        <text:list-item>
          <text:p text:style-name="P13">Internationalization: in order to avoid formatting problems when importing/exporting data, informations like dates, boolean ("yes/no") values, accented/umlauted characters should be properly stored in a consistent and well-defined manner.</text:p>
        </text:list-item>
        <text:list-item>
          <text:p text:style-name="P13">Simplicity: the format must be simple enough for an average-skilled programmer to write a filter for, or for a database system to directly import the data; yet it shouldn't exclude any information deemed necessary just for the sake of simplicity.</text:p>
        </text:list-item>
        <text:list-item>
          <text:p text:style-name="P13">Extensibility: while the project database is currently meant as a repository for project data, to be seeded and used by each organization, in the future - and after a thorough discussion - it could also be used to provide more services. Different and backward-compatible format versions (e.g. 1.0, 1.1) should be possible, to account for specific needs.</text:p>
        </text:list-item>
        <text:list-item>
          <text:p text:style-name="P13">Integration: data fields should be clearly marked as "required" or "optional", to account for the different needs and possibilities of each organizations.</text:p>
        </text:list-item>
      </text:list>
      <text:p text:style-name="P5"/>
      <text:p text:style-name="P10">1) Basics</text:p>
      <text:p text:style-name="P2"/>
      <text:p text:style-name="P2">1.1) Transport</text:p>
      <text:p text:style-name="P6">The "transport" format of choice is XML. While XML will be the reference format, a CSV (Comma Separated Values) export file, as well as a simple text output will be provided to make integration in existing project management systems easier. CSV and text versions of the data should always be "in sync" with the XML one. A specification regarding CSV/text output, with sample data, will follow.</text:p>
      <text:p text:style-name="P6"/>
      <text:p text:style-name="P2">1.2) Encoding</text:p>
      <text:p text:style-name="P6">XML files should be encoded in the UTF-8 charset to preserve extended character information (accent/umlaut/dyacritic, etc.). The appropriate "charset" tag should also be used at the top of the XML file. </text:p>
      <text:p text:style-name="P6"/>
      <text:p text:style-name="P2">1.3) Integration</text:p>
      <text:p text:style-name="P6">Data fields should be clearly marked as "required" or "optional", no exception to this clause is allowed. When a field is marked as optional, empty values are allowed and indicate that the information is not available.</text:p>
      <text:p text:style-name="P6"/>
      <text:p text:style-name="P2">1.4) Non-compliance</text:p>
      <text:p text:style-name="P6">No<text:span text:style-name="T1">n-compliant files sho</text:span>uld be totally rejected, in order not to "poison" the shared project database</text:p>
      <text:p text:style-name="P5"/>
      <text:p text:style-name="P2">1.5) Verification</text:p>
      <text:p text:style-name="P5">XML files should be checked against a supplied XSD (XML Schema) or DTD</text:p>
      <text:p text:style-name="P12">2) Formats</text:p>
      <text:p text:style-name="P5"/>
      <text:p text:style-name="P2">2.1) Dates</text:p>
      <text:p text:style-name="P5">Dates should be stored in ISO8601 "short" notation, with hyphens (e.g. January 31st, 2009 is "2009-01-31"). Existing applications are responsibile for converting dates in this format to/from their internal standard.</text:p>
      <text:p text:style-name="P5"/>
      <text:p text:style-name="P2">2.2) Boolean values</text:p>
      <text:p text:style-name="P5">Boolean values express a "true" condition when containing one of either "Yes", "On", "True" or "1"; "false" applies to "No", "Off", "False" or 0. Other values are not supported and are a cause for rejection. Strings such as "On" or "Off", when used in the context of boolean values, are to be considered case-insensitive.</text:p>
      <text:p text:style-name="P5"/>
      <text:p text:style-name="P2">2.3) External references</text:p>
      <text:p text:style-name="P5">Countries are specified with their ISO Alpha-3 code. Languages should be encoded in ISO-639-1 or ISO-639-2 standard<text:note text:id="ftn1" text:note-class="footnote"><text:note-citation>1</text:note-citation><text:note-body><text:p text:style-name="Footnote">See note 3</text:p></text:note-body></text:note></text:p>
      <text:p text:style-name="P5">Currencies should be identified by their ISO-4217 code</text:p>
      <text:p text:style-name="P5">Airports, where indicated, should be identified by their ICAO code (e.g. FCO = Rome Fiumicino, LAX = Los Angeles, etc.).</text:p>
      <text:p text:style-name="P5">A list of admissible "work types" should be compiled and made available.</text:p>
      <text:p text:style-name="P5"/>
      <text:p text:style-name="P5"/>
      <text:p text:style-name="P10">3) Data fields/elements</text:p>
      <text:p text:style-name="P5"/>
      <text:p text:style-name="P5">Here follows a list of the data fields/elements in the format. Use the attached "alliance.xml" file for reference. Please note: the element names are just indicative and, with regard to this draft, a matter of personal preference. Elements marked with an asterisk (*) are required.</text:p>
      <text:p text:style-name="P5"/>
      <text:p text:style-name="P2">exportfile *</text:p>
      <text:p text:style-name="P5">This is the root element, it defines as attributes: a <text:span text:style-name="T2">network</text:span> for data sharing (always "alliance" or whatever); a format <text:span text:style-name="T2">version</text:span><text:span text:style-name="T3"> (1.0 in the current draft); an update date (</text:span><text:span text:style-name="T2">lastupdate</text:span><text:span text:style-name="T3">) to properly handle updates and/or incremental revisions. Can occur only once in a file.</text:span></text:p>
      <text:p text:style-name="P7"/>
      <text:p text:style-name="P8">workcamps *</text:p>
      <text:p text:style-name="P6"><text:span text:style-name="T3">All projects/workcamps organized/managed by a single organization are grouped under a "workcamps" element, which has a </text:span><text:span text:style-name="T2">organization</text:span><text:span text:style-name="T3"> attribute specifying the code</text:span><text:span text:style-name="T3"><text:note text:id="ftn2" text:note-class="footnote"><text:note-citation>2</text:note-citation><text:note-body><text:p text:style-name="Footnote">It should be discussed whether a list of organizations with updated contact informations (e-mail addresses, names of placement officers, etc.) should be included in the format or externally managed</text:p></text:note-body></text:note></text:span><text:span text:style-name="T3"> of the organization itself. Can occur only once in a file.</text:span></text:p>
      <text:p text:style-name="P9"/>
      <text:p text:style-name="P8">workcamp *</text:p>
      <text:p text:style-name="P6"><text:span text:style-name="T3">This element comprises all the data fields pertaining to a single project. An undefinite number of </text:span><text:span text:style-name="T2">workcamp</text:span><text:span text:style-name="T3"> elements is grouped under a </text:span><text:span text:style-name="T2">workcamps</text:span><text:span text:style-name="T3"> element. Must occur at least once in a </text:span><text:span text:style-name="T2">workcamps </text:span><text:span text:style-name="T3">section.</text:span></text:p>
      <text:p text:style-name="P9"/>
      <text:p text:style-name="P8">code *</text:p>
      <text:p text:style-name="P6"><text:span text:style-name="T3">The code which uniquely identifies the camp in the Alliance project database. </text:span><text:span text:style-name="T4">No camps sharing the same code, even if managed by different organizations, shall exist. While project codes formatting is left at the discretion of each organization, particular care should be taken in ensuring the consistency of such codes. For instance, given an organization whose code is ABC, codes could/should be "ABC-01", "ABC-02", "ABC-03", etc. but not "ABC/01", "ABC-02", "ABC 3". Codes which are duplicates of other codes already present in the database, are a cause for rejection of the file.</text:span></text:p>
      <text:p text:style-name="P9"/>
      <text:p text:style-name="P8">work *</text:p>
      <text:p text:style-name="Standard"><text:span text:style-name="T4">The work type of the project/workcamp</text:span><text:span text:style-name="T4"><text:note text:id="ftn3" text:note-class="footnote"><text:note-citation>3</text:note-citation><text:note-body><text:p text:style-name="Footnote">An "official" list of work types should be compiled and available for reference</text:p></text:note-body></text:note></text:span></text:p>
      <text:p text:style-name="P9"/>
      <text:p text:style-name="P8">start_date *</text:p>
      <text:p text:style-name="P9">The starting date of the project</text:p>
      <text:p text:style-name="P9"/>
      <text:p text:style-name="P8">end-date *</text:p>
      <text:p text:style-name="P9">The ending date of the project</text:p>
      <text:p text:style-name="P9"/>
      <text:p text:style-name="P8">name *</text:p>
      <text:p text:style-name="P9">The name/title for the project</text:p>
      <text:p text:style-name="P9"/>
      <text:p text:style-name="P8">location *</text:p>
      <text:p text:style-name="P9">The place where the project/workcamp will take place</text:p>
      <text:p text:style-name="P9"/>
      <text:p text:style-name="P8">country *</text:p>
      <text:p text:style-name="P9">The country where the project/workcamp will take place</text:p>
      <text:p text:style-name="P9"/>
      <text:p text:style-name="P8">region</text:p>
      <text:p text:style-name="P9">The region of a country where the project/workcamp will take place</text:p>
      <text:p text:style-name="P9"/>
      <text:p text:style-name="P8">languages *</text:p>
      <text:p text:style-name="P2"><text:span text:style-name="T4">A comma-separated list of languages requested for the project</text:span><text:span text:style-name="T4"><text:note text:id="ftn4" text:note-class="footnote"><text:note-citation>4</text:note-citation><text:note-body><text:p text:style-name="Footnote">It should be discussed whether English, being the default "preferred" language, should be included in this list or not</text:p></text:note-body></text:note></text:span></text:p>
      <text:p text:style-name="P9"/>
      <text:p text:style-name="P8">extrafee</text:p>
      <text:p text:style-name="P9">The extrafee element specify the amount of the (possible) extra-fee for participation. Currency is expressed as an attribute and is mandatory. The value is an integer, no decimals allowed</text:p>
      <text:p text:style-name="P9"/>
      <text:p text:style-name="P8">min_age</text:p>
      <text:p text:style-name="P9">This element defines the minimum age required for participation in the camp/project. When omitted, the standard Alliance rules apply. The value should be specified if the partner's rules concerning age (or the rules applicable to this specific project) don't follow the usual Alliance practices.</text:p>
      <text:p text:style-name="P9"/>
      <text:p text:style-name="P8">max_age </text:p>
      <text:p text:style-name="P9">This element defines the maximum age allowed for participation in the camp/project. When omitted, the standard Alliance rules apply. The value should be specified if the partner's rules concerning age (or the rules applicable to this specific project) don't follow the usual Alliance practices.</text:p>
      <text:p text:style-name="P9"/>
      <text:p text:style-name="P8">disabled_vols</text:p>
      <text:p text:style-name="P9">This elements indicates if the project/workcamp type/work/location allows for the participation of disabled volunteers. Notes should be used to give additional information. Boolean field</text:p>
      <text:p text:style-name="P9"/>
      <text:p text:style-name="P8">numvol *</text:p>
      <text:p text:style-name="P9">Number of total (males + females) places for volunteers</text:p>
      <text:p text:style-name="P9"/>
      <text:p text:style-name="P8">vegetarian</text:p>
      <text:p text:style-name="P6"><text:span text:style-name="T3">Indicates if vegetarian food will be available.</text:span><text:span text:style-name="T3"><text:note text:id="ftn5" text:note-class="footnote"><text:note-citation>5</text:note-citation><text:note-body><text:p text:style-name="Footnote">It could also be interpreted as "Meals will be strictly vegetarian"; to be discussed furtherly</text:p></text:note-body></text:note></text:span><text:span text:style-name="T3"> </text:span><text:span text:style-name="T4">Boolean field</text:span></text:p>
      <text:p text:style-name="P9"/>
      <text:p text:style-name="P8">family</text:p>
      <text:p text:style-name="P9">Indicates if whole families, with kids, are allowed. <text:span text:style-name="T4">Boolean field</text:span></text:p>
      <text:p text:style-name="P9"/>
      <text:p text:style-name="P8">description *</text:p>
      <text:p text:style-name="P9">A medium sized text with a description of the project</text:p>
      <text:p text:style-name="P9"/>
      <text:p text:style-name="P8">airport</text:p>
      <text:p text:style-name="P6"><text:span text:style-name="T3">The nearest airport</text:span><text:span text:style-name="T3"><text:note text:id="ftn6" text:note-class="footnote"><text:note-citation>6</text:note-citation><text:note-body><text:p text:style-name="Footnote">Is this to be interpreted as a geo-localization feature or as a arrival/meeting place for the project?</text:p></text:note-body></text:note></text:span></text:p>
      <text:p text:style-name="P9"/>
      <text:p text:style-name="P8">train_station</text:p>
      <text:p text:style-name="P9">The nearest train station</text:p>
      <text:p text:style-name="P9"/>
      <text:p text:style-name="P8">numvol_m</text:p>
      <text:p text:style-name="P9">Number of places availble for male volunteers</text:p>
      <text:p text:style-name="P9"/>
      <text:p text:style-name="P8">numvol_f</text:p>
      <text:p text:style-name="P9">Number of places availble for male volunteers</text:p>
      <text:p text:style-name="P9"/>
      <text:p text:style-name="P8">max_vols_per_country</text:p>
      <text:p text:style-name="P9">Maximum number of volunteers per nationality</text:p>
      <text:p text:style-name="P9"/>
      <text:p text:style-name="P8">max_teenagers</text:p>
      <text:p text:style-name="P9">Maximum number of teenager volunteers</text:p>
      <text:p text:style-name="P9"/>
      <text:p text:style-name="P8">max_national_vols</text:p>
      <text:p text:style-name="P9">Maximum number of national (local) volunteers</text:p>
      <text:p text:style-name="P8"/>
      <text:p text:style-name="P8">notes</text:p>
      <text:p text:style-name="P9">Anything that doesn't fit in the fields listed above</text:p>
      <text:p text:style-name="P9"><text:s/></text:p>
      <text:p text:style-name="P9"/>
      <text:p text:style-name="P11">4) Recommendations</text:p>
      <text:p text:style-name="P9"/>
      <text:p text:style-name="P8">4.1) Data length</text:p>
      <text:p text:style-name="P9">While the format mustn't make any assumption about the space available, in the underlying database system, for those data fields which tend to be of a certain length (project descriptions, notes, etc.) a recommendation not to exceed a certain length should be considered.</text:p>
      <text:p text:style-name="P9"/>
      <text:p text:style-name="P8">4.2) Language</text:p>
      <text:p text:style-name="P9">All the informations contained in the import/export file should be in English or in the working language/s Alliance will choose.</text:p>
      <text:p text:style-name="P2"/>
      <text:p text:style-name="P9"/>
      <text:p text:style-name="P9"/>
      <text:p text:style-name="P9"/>
      <text:p text:style-name="P39">Third revision - Changes from second revision (Dec. 22, 2008)</text:p>
      <text:p text:style-name="P8"/>
      <text:list text:style-name="L2">
        <text:list-item>
          <text:p text:style-name="P19">Added <text:span text:style-name="T2">numvol_m</text:span><text:span text:style-name="T3">, </text:span><text:span text:style-name="T2">numvol_f</text:span><text:span text:style-name="T3">,</text:span><text:span text:style-name="T2"> max_vols_per_country</text:span><text:span text:style-name="T3">, </text:span><text:span text:style-name="T2">max_teenagers</text:span><text:span text:style-name="T3">, </text:span><text:span text:style-name="T2">max_national_vols</text:span></text:p>
        </text:list-item>
      </text:list>
      <text:p text:style-name="P8"/>
      <text:p text:style-name="P8">Second revision - Changes from first draft (Nov. 20, 2008)</text:p>
      <text:p text:style-name="P8"/>
      <text:list text:style-name="L2">
        <text:list-item>
          <text:p text:style-name="P19">Added a paragraph about CSV and text versions of the import/export file</text:p>
        </text:list-item>
        <text:list-item>
          <text:p text:style-name="P19">Dates are in ISO8601 format but with hyphens (not really important for XML, but to make them consistent with CSV export)</text:p>
        </text:list-item>
        <text:list-item>
          <text:p text:style-name="P19">Country codes are in ISO Alpha-3 format<text:tab/></text:p>
        </text:list-item>
        <text:list-item>
          <text:p text:style-name="P19">"Yes/No" values added as valid for boolean field elements</text:p>
        </text:list-item>
        <text:list-item>
          <text:p text:style-name="P19">More specific indication of boolean field elements</text:p>
        </text:list-item>
        <text:list-item>
          <text:p text:style-name="P19">Currency for extrafee must be an integer value, no decimals. Currency code is mandatory</text:p>
        </text:list-item>
        <text:list-item>
          <text:p text:style-name="P19">Non complying data files are rejected as a whole, no record should be imported or exported</text:p>
        </text:list-item>
        <text:list-item>
          <text:p text:style-name="P19"><text:span text:style-name="T4">The</text:span><text:span text:style-name="T3"> </text:span><text:span text:style-name="T2">code</text:span> field was moved from being an attribute of the <text:span text:style-name="T2">workcamp</text:span> element to being an element of its own</text:p>
        </text:list-item>
        <text:list-item>
          <text:p text:style-name="P19">A recommendation regarding project codes formatting was moved outside of the recommendation to the main text</text:p>
        </text:list-item>
        <text:list-item>
          <text:p text:style-name="P19">The <text:span text:style-name="T2">age</text:span><text:span text:style-name="T3"> element was split into two different elements: </text:span><text:span text:style-name="T2">min_age</text:span><text:span text:style-name="T3">, and </text:span><text:span text:style-name="T2">max_age</text:span><text:span text:style-name="T3">, both optional</text:span></text:p>
        </text:list-item>
      </text:list>
      <text:p text:style-name="P9"/>
      <text:p text:style-name="P9"/>
      <text:p text:style-name="P5"/>
      <text:p text:style-name="P5"><tex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Marco Ridoni</meta:initial-creator>
    <meta:creation-date>2008-11-17T09:40:58</meta:creation-date>
    <dc:creator>Marco Ridoni</dc:creator>
    <dc:date>2009-02-12T15:39:44</dc:date>
    <dc:language>it-IT</dc:language>
    <meta:editing-cycles>78</meta:editing-cycles>
    <meta:editing-duration>PT3H5M2S</meta:editing-duration>
    <meta:user-defined meta:name="Info 1"/>
    <meta:user-defined meta:name="Info 2"/>
    <meta:user-defined meta:name="Info 3"/>
    <meta:user-defined meta:name="Info 4"/>
    <meta:document-statistic meta:table-count="0" meta:image-count="0" meta:object-count="0" meta:page-count="5" meta:paragraph-count="119" meta:word-count="1527" meta:character-count="9494"/>
  </office:meta>
</office:document-meta>
</file>